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Inter, sans-serif"/>
    <style:font-face style:name="Raleway" svg:font-family="Raleway,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color="#ffffff" fo:font-size="16pt"/>
    </style:style>
    <style:style style:name="P3" style:family="paragraph" style:parent-style-name="Standard">
      <style:text-properties fo:color="#ffffff" fo:font-size="16pt" style:font-size-asian="16pt" style:font-size-complex="16pt"/>
    </style:style>
    <style:style style:name="T1" style:family="text">
      <style:text-properties fo:font-variant="normal" fo:text-transform="none" fo:color="#484848" style:font-name="Raleway" fo:font-size="12pt" fo:letter-spacing="normal" fo:font-style="normal" fo:font-weight="bold"/>
    </style:style>
    <style:style style:name="T2" style:family="text">
      <style:text-properties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E- Two hundred years old<text:line-break/>PLACE OF BIRTH- the empire a scientist who saw a huge and vital opportunity. Went wild with his ideas- There was no sexual market no pornography no fulfillment of the vast needs of humanity. So few got fufilling partners. The company had compleetly co-opted human relationships and made them sterile and loveless and broken. This doctor stepped in with a sick solution. <text:line-break/>CURRENT LOCATION- the tree top pleasure palace <text:line-break/>NATIONALITY- used to be norse</text:p>
      <text:p text:style-name="P1">EDUCATION- company educated scientist. <text:line-break/>OCCUPATION- Leader of the sexual market. <text:line-break/>INCOME- untold billions- the sexual market is pretty much captivated through her and the millions of off-shoots and purverors of the transformative chemical. <text:line-break/>HEIGHT- anywhere from 3' to 10' tall based on what the customer wants. And what she needs. <text:line-break/>EYE COLOR- multivariate <text:line-break/>HAIR COLOR- as varried as the moon- many lengths and types and styles. Her normal is a dark raven black. <text:line-break/>BUILD- Muscular mommy like a vast black demon with huge breasts and veluptious hips. <text:line-break/>DISTINGUISHING FEATURES milk black pearl purple eyes. Raven hair- <text:line-break/>PREFERED OUTFIT- a thousand different outfits- but mostly wears a silk bathrobe or a business suit to be taken seriously. Combat armor when things are bad.<text:line-break/>GLASSES- of course! <text:line-break/>ACCESSORIES- Medical and science equipment. Technology and marketing materials market watches- she's more tapped into the system than you know “has it by the balls” as it were .<text:line-break/>GROOMING (dishelved, smart put together, untidy but clean, other explain) Incredibly clean. Everything is immaculate. Like a five star hotel. <text:line-break/><text:line-break/>DISTINGUISHING TICS AND MANNERISMS- She has a sultry lovely voice deep and feminine like the waves of the ocean crashing on the cliffs. <text:line-break/><text:line-break/>Always offering, making deals, giving people what they want. They have <text:soft-page-break/>ultimate power in the pleasure dome. And as long as the dome keeps turning out content, and keeping everyone hooked on it, then the Yaga get's left alone. <text:line-break/><text:line-break/><text:line-break/><text:line-break/><text:line-break/>HEALTH DO THE SUFFER FROM ILLNESS?<text:line-break/>They cannot be without the substance. It causes extreeme withdrawl symptoms and problems with physical stablity. Makes the horrifically ugly. Stops their youth. <text:line-break/><text:line-break/><text:line-break/>HANDWRITING</text:p>
      <text:p text:style-name="P1">A sharp but sensual cursive</text:p>
      <text:p text:style-name="P1"><text:line-break/>GAIT(Confident, powerful strides Lazy stroll Fast, walks at a clip Distracted, eyes on the ground Other? If so, explain: )</text:p>
      <text:p text:style-name="P1"/>
      <text:p text:style-name="P1">A sexual mincing strut. Both powerful and sexy. She is fucking huge so she really commands a room. But she is also cuvasious and hot and has a lot of meat to pack around. Part indica flower and part hot dommy mommy. <text:line-break/><text:line-break/>Style of speech (elevated, educated, peppered with slang, etc.): <text:line-break/><text:line-break/>She's got a brittish accent. Educated for sure. She also has a commanding hypotizing thing she can do. Like she can talk to someone when their in their head? Is it telepathy? Nawww nanobots. </text:p>
      <text:p text:style-name="P1"/>
      <text:p text:style-name="P1">Tempo of speech (rapid, slow, measured, drawl, etc.): <text:line-break/>Measured and deleberate. Everything is an invitation to fuck. To give in. to let her take you where you want to go. <text:line-break/><text:line-break/>Do they have an accent yes or no- yep brittish, if that is what you want to hear. She shimmers in the light of a thousand nano bots. They each intuit what you want. What she wants you to see. They take the reactions from <text:soft-page-break/>what you do and slowy morph themselves into what you DEEPLY desire. </text:p>
      <text:p text:style-name="P1"/>
      <text:p text:style-name="P1">PITCH MOLODIC GRAVELLY DEEP ECT- <text:line-break/><text:line-break/>MIKA Grace Kelly <text:line-break/><text:line-break/>She talks in the voice of opium. Sweet and soft and deep. Like a smokers voice but sexual. Not manly Laura Prepon.... </text:p>
      <text:p text:style-name="P1"/>
      <text:p text:style-name="P1">POSTURE (Stiff, military Slouching Casual and relaxed ‘Turtle’, tired Other? If so, explain: )<text:line-break/><text:line-break/>She cocks her hips. Theres a lot there. When she is the baba yaga. Which is the form she herself likes the most- She stands like that fucking demon in the futanari stuff. <text:line-break/><text:line-break/></text:p>
      <text:p text:style-name="P1"/>
      <text:p text:style-name="P1">GESTURING(Only when agitated or eager Doesn’t gesture Compulsive “hand-talker” Controlled, only to make a point Other? If so, explain )<text:line-break/><text:line-break/>She gestures a lot. It all feels like shes sifting a glass of wine. Or explaining a piece of art. <text:line-break/><text:line-break/>Level of Eye Contact (direct shifty etc)- it is fucking direct. Like shes gonna eat you alive. But you like the eyecontact. You like the attention. Or if you show you don't like it... if you'd rather hunt her. She plays to that. Each person see's the baba yaga as something entirely different.<text:line-break/><text:line-break/>SPEECH IMPEDIMENTS- none her speech is beautiful and perfect. <text:line-break/><text:line-break/>DISTINGUISHING SPEECH TICS</text:p>
      <text:p text:style-name="P1">Lots of darlings and pet names and little jibes. Or what ever you'd like to hear. She is constantly tweaking the feels- cracking everyone's code. <text:line-break/><text:line-break/>PREFERED CURSE WORD- Fuuuuuuuuuuuuuuuck. <text:line-break/><text:soft-page-break/><text:line-break/>CATCHPHRASES- It is a failing not to live a pleasurable life. It is not the only thing, but it is deeply important. <text:line-break/><text:line-break/>You see me as a corrupted creature, because I do not fit your morality, or your boxes of gender and biology. I say I have superseded these foolish constraints. See me as a brave explorer charting the known and unknown of human pleasure. <text:s/><text:line-break/><text:line-break/>We end up being so much more. Councilors, friends, a shoulder to cry on. No one has people they can be vulnerable with. Sexual expression is a vunerable thing. And we teach our workers here to be the utmost professionals. <text:line-break/><text:line-break/>LAUGHTER WHAT DO THE TEND TO FIND FUNNY?- any of the foolish pudeness of ideologies. Any time people get into something wild- they love a good sexual romp story or a party retelling. <text:line-break/><text:line-break/>They have lots of funny stories. Goofy people, celebrities, politicians, etc. The misery of the human condition. There is a rehab, a spa, a therapist, there is all kinds of stuff to keep this place going. And the workers- aren't mistreated. <text:line-break/><text:line-break/>DESCRIBE THEIR SMILE- Oh it is sensuous. Huge full lips, beautiful white teeth. Devilish and powerful. It makes you feel like prey looking at the smiling jaws of a lion. And it always seems to be focused on you and you alone. <text:line-break/><text:line-break/></text:p>
      <text:p text:style-name="P1"/>
      <text:p text:style-name="P1">EMOTIVE? EMOTIONS ON THEIR SLEEVE HOW EASLITY CAN OTHERS READ THEMSELVES<text:line-break/><text:line-break/>They are not easily read. They portray whatever the viewer wants to see. They itterate on past exposures and work arounds. They are very open if that seems like a likely strategy- however sometimes they leave things hidden if that is a better view. <text:line-break/><text:soft-page-break/><text:line-break/></text:p>
      <text:p text:style-name="P1"><text:line-break/><text:line-break/>They have a resting ______ face. Angel Side-eye Neutral Confused Other? If so, explain: <text:line-break/><text:line-break/>They have a resting devil face if seen in the incarnation that they love most. But that is still very attractive and powerful. Most people cannot take the whole thing in their first exposure. It is kind of a boiling a frog thing. Takes a long drawn out deal for them to make happen. But it is just a matter of time. <text:line-break/><text:line-break/>Unless you've been put on a repression regimin- some people she takes she excises the pleasure centers from- and they cannot be affected by things. Servators almost- <text:line-break/><text:line-break/>PART 2 – THE FLESH<text:line-break/>Definition how your character is a product of their environment. <text:line-break/>Similar to: the character bio and backstory. <text:line-break/>2.1 THE PAST<text:line-break/><text:line-break/>HOMETOWN- A sterile scientific community – One not bound by morals but also not dedicated to someone of such bounteous appetites and imagination. </text:p>
      <text:p text:style-name="P1"/>
      <text:p text:style-name="P1">Technology seemed this groups one focus. Their pleasure and their love. I had different aspirations. I saw a need, first in myself, then in others. I evolved, I created. I filled that need. <text:line-break/> <text:line-break/>TYPE OF CHILDHOOD(NEGLECTED sheltered etc.)<text:line-break/>EDUCATION- The highest scientific education. Culture, tech, history. Tons of information that isn't readily available. <text:line-break/><text:line-break/>Were they involved in organizations and clubs at school? </text:p>
      <text:p text:style-name="P1">Sports, model un other debate drama gay straight alliance<text:line-break/><text:line-break/><text:soft-page-break/>There wasn't much in the way of that. So much of culture has be supressed. So much of sexuality has been taken. <text:line-break/><text:line-break/>At Graduation there were named most likely to ____________ in the yearbook. <text:line-break/><text:line-break/>Likely to discover a mediocre bio endoctirine that improves wheat yields by 4%. <text:line-break/><text:line-break/>JOBS if applicable what would their resume look like. <text:line-break/>Scientist<text:line-break/>They had to come up the hard way- using what they had to promote and sell and build. They were an artifact of the rebellion- Sexuality is closely guarded in the imperium. But now they've been bought out.</text:p>
      <text:p text:style-name="P1">CEO and founder. <text:line-break/>One of the leading political and cultural leaders of the time. Everyone knows the baba yaga- and she is held in high esteem <text:line-break/><text:line-break/>Shouldn't there be something to watch? Some game studio, some hollywood? How would all that fit in here? <text:line-break/><text:line-break/><text:line-break/>DREAM JOB as a Child? Why?<text:line-break/>To be the sex symbol of the universe. She had nothing else- There was no one else to love- so I focused on myself. Gave myself what I wanted to experince. And I needed fuel to make that happen. So I gave to others- and found they loved me as much as I did. Shared that with the world. No one can love you like the Baba Yaga loves you. <text:line-break/><text:line-break/>Who were their role models growing up? Describe them <text:line-break/>Scientific rigor- she does value that. So the teachers who showed her what was possible. <text:line-break/>The histories. Who showed her a way of being that was far more rich and interesting. Have you read? The illegal texts. <text:line-break/><text:line-break/>Greatest Regret- Ahhhh greatest regrets. Now there is a subject. I regret the <text:soft-page-break/>company itself is immune to love. What a lover- the power the reach. Ahhh what we could have become. Wanted to be the Maryln Monroe to the company. He's joyless in that regard. <text:line-break/><text:line-break/>To not have seen the Nebula she viewed as a child- wanted to explore. <text:line-break/><text:line-break/>That she could not have two of herself. There's no one like the Baba yaga and I love her as deeply as her many millions of fans. <text:line-break/><text:line-break/>Hobbies Growing up- Reading, experimenting, star gazing, play. Cycling and flower growing. </text:p>
      <text:p text:style-name="P1"/>
      <text:p text:style-name="P1">Favorite palce to be as a child- The wide avenues of tulip gardens and ivy paths. </text:p>
      <text:p text:style-name="P1"/>
      <text:p text:style-name="P1">if they could change one thing from their past what would it be and WHY? <text:line-break/><text:line-break/>Oh I'd be more independent than I am now. I'd unhook the addictive portion of the love. I'd make the tree top a traveling mothership. I'd have invested more in music and culture and the deep of life. There are a thousand beautiful things in this world that deserve as great a champion as I have been for the freedom of sex. It is demoralizing that I will not be given the chance to fight and develop them all. <text:line-break/><text:line-break/>The rebellion is owned. Wholey by the corperation. That is where the majority of the good artists, people etc go. <text:line-break/><text:line-break/>Major turning points or life beats in childhood</text:p>
      <text:p text:style-name="P1"/>
      <text:p text:style-name="P1">The Stars, love of beauty, sexual awakening, No mothers no fathers, no rules, <text:s text:c="3"/>there was only scientific inquiry and the power to pursue it. Morality has no place there. It was only after I was a woman- that I read of your constraints and ideas. </text:p>
      <text:p text:style-name="P1"/>
      <text:p text:style-name="P1">Earliest Memory- The stars. <text:line-break/><text:line-break/><text:soft-page-break/>Saddest Memory- people not understanding what she had discovered. <text:line-break/><text:line-break/>Happiest Memory- The tree top being built. <text:line-break/><text:line-break/>Clearest Memory- Love of myself. Litterally and figuratively. When I made myself what I am- and could love myself. It was beautiful. It came out fully formed. And what I was sparked so much in the world. <text:line-break/><text:line-break/>What are the skeltons in the closet?- That they too are owned- capitalism has made it this way. It is a very lazafre type of capitalism here. Nothing like the brutality you've experinced. It is a very soft silk leash. This cannot stand anything else. But it is there- <text:line-break/><text:line-break/>THREE ADJECTIVES TO DESCRIVE THEM AS A CHILD? <text:line-break/><text:line-break/>Intelligent <text:line-break/>Curious<text:line-break/>Voracious<text:line-break/><text:line-break/>WHAT ADVICE WOULD THEY GIVE TO THEIR YONGER SELF? <text:line-break/><text:line-break/>What advice to my younger self? <text:line-break/>Remove the hooks- You're putting them in yourself. And once they are put in they can be pulled by anyone not just you. I thought I would be athe only one pulling the strings. <text:line-break/><text:line-break/>CRIMINAL RECORD- <text:line-break/><text:line-break/>I don't have a criminal record. I was very lucky that the scientific community, while not very understanding- or imaginative <text:s/>they do have well worn proticols for stuff like this and they set me up in what as a relatively comfortable way in a pressure release valve- they didn't distroy or mock or shame me- they politely and unobtrusively showed me the door where I could go to make it on my own. <text:line-break/><text:line-break/>2.2 FAMILY <text:line-break/><text:soft-page-break/><text:line-break/>FATHER- <text:line-break/>AGE IF LIVING? OCCUPATION<text:line-break/>BRIEFLY DESCIVE THEIR RELATIONSHIP WITH YOUR CHARACTER_ <text:line-break/><text:line-break/>Father and mother aren't something we have- we have mentors, teachers, nurturers. But I didn't have a strong mother or father figure. You might say science was my mother and discovery my father. I was raise well by clicial psychologists and other masters of their field. Well adjusted. Some said an over development of the sexual centers of the brain. Some said this was a natural reaction to the sterile and muted world of facts and numbers and science. </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p>
      <text:p text:style-name="P1"/>
      <text:p text:style-name="P1">Pod mates. Still keep in touch with some of them. <text:line-break/><text:line-break/>CHILDREN IF APPLICABLE- <text:line-break/><text:line-break/>I have no children. It would be a crime to let someone into a place like this. It shouldn't exist in this form. But it was the best form true to my artistic vision I could create given the constraints of this existence. <text:line-break/><text:line-break/>Children should be created in a loving place where they are free to develop normally. That is something everyone here gives up. Reproductive rights. <text:line-break/><text:line-break/>HOW MANY<text:line-break/><text:soft-pag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Economic status- Well the porn industry makes 4 dollars for every three the hollywood makes. So- there is that. <text:line-break/><text:line-break/>2.3 EXTERNAL RELATIONSHIPS- </text:p>
      <text:p text:style-name="P1">Closest Friends describe them: <text:line-break/>She has a crew of lovers, friends, she knows all the celebrities. She also has a community on the tree top playhouse. She makes sure everyone there has friends, lovers, and a complex community as well. The cooks the maintenance guys, everyone is a great big happy family. She's also seterilized some of those relationships because it works better when sex drive is controlled. <text:s/><text:line-break/><text:line-break/><text:line-break/>ENEMIES Describe them- <text:line-break/><text:line-break/>I exist in a liminal space. Where everyone knows me- and everyone thinks were on their side. But in truth we exist outside, as much as we can exist outside oeverythign. Were here to cater to the most human instincts that exist- the ones that cannot be bought or controlled or owned. <text:line-break/><text:line-break/>But I have enemies. On both sides. Tools of outrage and shame and systems of control neeed things like me to rage against. And so many on both sides <text:soft-page-break/>would like to see the tree top go out of business, or our heads on pikes. But we don't worry about those people. How can you blame a lion for eatting a gazelle. Those are the same- they were taought since birth- that the world is one way- and all of that is a big system of control so no- I don't worry about those people. I exist to them as a spectre- and there is no one that could attempt to invade or control this- were too valuable. </text:p>
      <text:p text:style-name="P1"/>
      <text:p text:style-name="P1">HOW ARE THEY PERCIEVED:<text:line-break/> BY STRANGERS IN THE STREET?- They are designed to adapt to the viewers fantasies- so they are percieved as eventually the most amazing thing they've ever seen.</text:p>
      <text:p text:style-name="P1"><text:line-break/>ACQUANTANCES AT WORK FUNCTION? - people love the yaga cause she free'd them (more like got them addicted to money and sex but...they don't understand that. And if the flow never quits then are you really addicted? )<text:line-break/><text:line-break/></text:p>
      <text:p text:style-name="P1">COLLEAGUES IN THE OFFICE? There are others that have a big following but nothing like that baba yaga. Some are knockoffs some are copycats- some are there own unique orginal style but they all hit there knees for the queen bee. <text:line-break/><text:line-break/>AUTHORITY FIGURES?- The several religions see her as a demon, moralizing etc, others as a priestess, a devine, a freedom symbol, The company see's her as an ultimate means of control. </text:p>
      <text:p text:style-name="P1"><text:line-break/>FRIENDS IN THEIR FRIEND CIRCLES? - </text:p>
      <text:p text:style-name="P1"/>
      <text:p text:style-name="P1">They find her deeply funny and giving. Remembers all the dates, does all the cool shit. See's her as a wild one eatting life as best she can. </text:p>
      <text:p text:style-name="P1"><text:line-break/>CHILDREN?- </text:p>
      <text:p text:style-name="P1">She makes sure to never be seen by children. And those who would need the type of things like that she has therapudic centers for. We rehabilitate many. People come to us for all kinds of things- Some we can cater to because we <text:soft-page-break/>know they are healthy. Others- Well those are set there just as a kind of containment vessel for those who need help. Where does that line live? Power, morality, would they even have moral lines? Look I'm not interested in suffering- and those things cause way more suffering, stigma, etc, there have to be places where things cannot cross. Violence, power, children, death, those have no draw for me- and those who they do- they are markers of the deep scars left on people by this fucked up system- so when clients present us with those types of fantasies... well we don't judge, but we also don't cater to those, we see that as a cry for help- and we give them exactly what they need. <text:s/></text:p>
      <text:p text:style-name="P1"><text:line-break/>THE OPPOSITE SEX? -Everyone loves the baba yaga- she is very careful who she gives the full court press to- she knows that not everyone can get the whole dose. </text:p>
      <text:p text:style-name="P1"/>
      <text:p text:style-name="P1">EXTENDED FAMILY?- The people at the treetop live wonderful lives. <text:line-break/><text:line-break/>WHAT SOCIAL MEDIA PLATFORMS ARE THEY ON? <text:line-break/>LOOK I eschew social media. I fucking hate it. It is shown to cause depression and unhappiness. I don't want it to exist in this world. And that my friends can be the biggest commentary on it. The corperation saw it's uses, and completely blotted it from the galaxy. <text:line-break/><text:line-break/>HOW WOULD THEY USE SOCIAL MEDIA PLATFORMS?<text:line-break/><text:line-break/>HOW WOULD THEY FILL OUT AN ONLINE DATHING PROFILE FOR THEMSELVES? _ they have. And they appear on every little niche available on the system. Just little hidden things- places where people can be alone. Where the desperate lonely people go. An 99% of the time they aren't found out and they help those people. <text:line-break/><text:line-break/>WHAT IS THEIR ROLE IN THE GROUP DYNAMIC?<text:line-break/>Leader Joker Parent Hype man Mooch Other? If so, explain: </text:p>
      <text:p text:style-name="P1">Leader- Mother Boss. </text:p>
      <text:p text:style-name="P1"><text:line-break/><text:line-break/>WHO DO THEY DEPEND ON FOR :<text:line-break/><text:soft-page-break/>PRACTICAL ADVICE?- She has business teams, researchers, PR people, a whole team. <text:line-break/>MENTORING?- There are some inside the rebellion and the company she looks to. Big figures<text:line-break/>A WINGMAN?- She has a whole enturage of peole she can use to tempt and prod and get the juice out of people. <text:line-break/><text:line-break/>EMOTIONAL SUPPORT? She belives in the science of the thing. Sees the outcomes as negative if people are lonely <text:s/>and deranged and don't have what they need. So there are friends galore. The thing can support it. <text:line-break/><text:line-break/>MORAL SUPPORT?_ Rarely do things every go sideways for the yaga. And they understand the utility of morality. They have a PR firm and realize that scandal, hurt people, damaged children, etc are extreemly bad for business. We don't do it out of some sense of morality. That doesn't exist here. </text:p>
      <text:p text:style-name="P1"/>
      <text:p text:style-name="P1"><text:line-break/>WHAT DOE THEY WANT FROM A RELATIONSHIP?<text:line-break/>They already have it. With themselves. <text:line-break/><text:line-break/><text:line-break/>WHO WOULD BE THEIR IDEAL PARTNER?</text:p>
      <text:p text:style-name="P1">Themself<text:line-break/><text:line-break/>DO THEY HAVE <text:s/>A SIGNIFICANT OTHER DESCRIBE THEM <text:line-break/><text:line-break/><text:line-break/>HOW MANY PEOPLE WOULD ATTEND THEIR FUNERALS?<text:line-break/><text:line-break/>Much hated, much loved, Billons would attend their funerals. <text:line-break/><text:line-break/>PART THREE THE CORE&gt; </text:p>
      <text:p text:style-name="P1"/>
      <text:p text:style-name="P1">WHAT DO THEY DO ON RAINY DAYS- <text:line-break/><text:line-break/>They love and create and play the piano and are qute sophisticated. They <text:soft-page-break/>enjoy a wonderful life. All good things flow here. The earth is full to the bursting. <text:line-break/><text:line-break/>ARE THEY:<text:line-break/>Street-smart Book-smart Optimist Pessimist Introvert Extrovert <text:line-break/><text:line-break/>Street-smart, very. Book-smart yes, optimistic, yep. </text:p>
      <text:p text:style-name="P1"/>
      <text:p text:style-name="P1">What is their favorite sound?- Their piano, or the sound of an orgasm.<text:line-break/><text:line-break/>Favorite Place in the world. <text:line-break/>The tree top They've built it themselves. <text:line-break/>They wish to see the nebula... but who would keep this running? <text:line-break/><text:line-break/>What secrets do they keep? What are they most afraid of people finding out?<text:line-break/><text:line-break/>They have no secrets, other than the control and ownership of the corperation, and the political intrigue they do sometimes. </text:p>
      <text:p text:style-name="P1"/>
      <text:p text:style-name="P1">What do they want the most?- They built it. They siezed it. They gave everyone something that they didn't know they wanted. He figured if I wanted it- they sure as fuck do to. f</text:p>
      <text:p text:style-name="P1"/>
      <text:p text:style-name="P1">Biggest Flaw- They let the reigns go a bit, and took some sponsorship, a patron if you will. They did it through the rebellion. When they were young and didn't understand how the world worked. I took a silken thread, and no matter how I've tried I cannot break it. Sometimes it pulls from time to time and I hate it. <text:line-break/><text:line-break/>Biggest strenght? -They see the people they serve as beauitful and as themselves experinceing the pleasure and love and everything else. They aren't selfish. They are a great big love for all the world. </text:p>
      <text:p text:style-name="P1"/>
      <text:p text:style-name="P1">Biggest Fear?- That someday the Treetop will be broken up- that the thread running in will distroy it like a corrupting thread. <text:line-break/><text:line-break/><text:soft-page-break/>Waht is their biggest accomplishment?- Look at all this- money, political influence, massive following. <text:line-break/></text:p>
      <text:p text:style-name="P1">What is their idead of perfect happinesss?- This is it. They've done it. They only thing they would like is to be able to slip away and explore. To undo the hooks. <text:line-break/></text:p>
      <text:p text:style-name="P2"><text:span text:style-name="T2">Do they want to be remembered? What for? - For loving the whole galaxy baby. For being everything everyone wanted. <text:line-break/><text:line-break/>Favorite Quote- </text:span><text:span text:style-name="T1">Shamhat</text:span></text:p>
      <text:p text:style-name="P1">Now you, Gilgamesh, let your belly be full!</text:p>
      <text:p text:style-name="P1">Be happy day and night,</text:p>
      <text:p text:style-name="P1">of each day make a party,</text:p>
      <text:p text:style-name="P1">dance in circles day and night!</text:p>
      <text:p text:style-name="P1">Let your clothes be sparkling clean,</text:p>
      <text:p text:style-name="P1">let your head be clean, wash yourself with water!</text:p>
      <text:p text:style-name="P1">Attend to the little one who holds onto your hand,</text:p>
      <text:p text:style-name="P1">let a wife delight in your embrace.<text:line-break/><text:line-break/>How do they approach- </text:p>
      <text:p text:style-name="P1"><text:line-break/>Power?- They have tons of it. And cultivate it as a tool for their ultimate pleasure dome. They realize that one cannot have all pleasure all the time. There must be levels of it. They use this power to enforce the correct usage of their stuff. No one OD's on the yaga cause they only get as much as she knows is good for em. </text:p>
      <text:p text:style-name="P1"/>
      <text:p text:style-name="P1">AMBITION – full of it basking in it, using sex to drive other to their best selves. </text:p>
      <text:p text:style-name="P1"/>
      <text:p text:style-name="P1"><text:line-break/>LOVE- Well it exists for others but she sees things as a poly nature. And she loves herself more than anything anyone else could create. </text:p>
      <text:p text:style-name="P1"/>
      <text:p text:style-name="P1"><text:line-break/><text:soft-page-break/>CHANGE?- They're open to it if they can see the uses of it. But she knows best most of the time. <text:line-break/><text:line-break/>What is one object or possession that they would rescue from their burning home? </text:p>
      <text:p text:style-name="P1"/>
      <text:p text:style-name="P1">The tools to make the love. They are hooked deeply on it. </text:p>
      <text:p text:style-name="P1"/>
      <text:p text:style-name="P1">What or who bores them? Gods anything that isn't a party. The politicians and moral musers, and loosers of religoin and systems, they don't know they are slaves and controlled and she doesn't have the time or the inclination to free them or baby sits someones intelectual development. <text:line-break/><text:line-break/>What makes them angry?- The fucking silk adimantine thread. The older I get the more it burns me. But she doesn't have a problem doing that to other people. She tells them the burden they'll take on at least. She just hates being lied to <text:line-break/><text:line-break/>She also fucking hates war. All that beautiful flesh going to waste. All those minds in pain. For what? </text:p>
      <text:p text:style-name="P1"><text:line-break/>What do they look for in a person? -How can I make these people the most pleasured they could be? Also how can I help them, psychologically, intelectually, etc with this power. <text:line-break/><text:line-break/>How strong is their moral compass? When Specifically are they willing to compromise their morals?</text:p>
      <text:p text:style-name="P1"/>
      <text:p text:style-name="P1">Ehhhhh. They see utility theory, they don't play by the rules, but also they have a massive sense of empathy so they don't really hurt or compromise others, they're more interested in the pleasure side, and pure pleasure. <text:line-break/><text:line-break/>They were willing more when they were young. But now they have a pretty deep sense of what is right and wrong. But they cut some corners when they were young and they regret it. </text:p>
      <text:p text:style-name="P1"/>
      <text:p text:style-name="P1"><text:soft-page-break/>List the last 10 books that they read</text:p>
      <text:p text:style-name="P1">They have read all kinds of stuff. Memiors of a geisha, books about sex, pshychology, julias ceasar, etc, they are massively intelligent. In fact that is why they've seen this gaping hole (hehehe) that most people missed. She's the brightest scientist of her age, she just made it in a different way. <text:line-break/><text:line-break/>Which fictional world would the most wish to visit?- The horse shoe nebula- so perhaps star trek. An egalitarian star trek where noone has to suffer the consequences of their deep hangovers or misuse because no one can be missued. <text:line-break/><text:line-break/>If they didn't have to sleep what would they do with their extra time?- They often don't have to. And they spend it alone. In rituals. In searching, in science. In writing and communicating with the future. </text:p>
      <text:p text:style-name="P1"/>
      <text:p text:style-name="P1">What are their pet peeves? Who could kill, or do business the way they do with all this love at hand? Those who don't understand or won't <text:line-break/><text:line-break/>If they won the lottery what would they do?- Fuck break the silken thread around their necks. </text:p>
      <text:p text:style-name="P1"/>
      <text:p text:style-name="P1">Describe the character's bucket list at the ages of </text:p>
      <text:p text:style-name="P1">15</text:p>
      <text:p text:style-name="P1">20</text:p>
      <text:p text:style-name="P1">30</text:p>
      <text:p text:style-name="P1">40</text:p>
      <text:p text:style-name="P1"/>
      <text:p text:style-name="P1">It basically went- be free develop the sex drug, the body changing technology, the secruity and influence, the distribution networks, the stealth, the political and social capital, The treetop, the reach of all the world. They are ancient. 200+ years old? Something of a anomoly. </text:p>
      <text:p text:style-name="P1"/>
      <text:p text:style-name="P1">List 10 songs that would occupy their all time most played playlist on spotify</text:p>
      <text:p text:style-name="P1"/>
      <text:p text:style-name="P1">what is the best compliment that someone ever paid them? - That there would never be another baba yaga. </text:p>
      <text:p text:style-name="P1"><text:soft-page-break/></text:p>
      <text:p text:style-name="P1">In AN ELEVATOR DO THEY PUSH THE ELEVATOR BUTTON MORE THAN ONCE?<text:line-break/>Yes<text:line-break/>no- calm cool collected. The elevator wants to help them. </text:p>
      <text:p text:style-name="P1"/>
      <text:p text:style-name="P1">WHAT WOULD THEY WANT THEIR TOMBSTONE TO SAY? Loved by all- known by few. </text:p>
      <text:p text:style-name="P1"/>
      <text:p text:style-name="P1">THE PRESENT AND THE FUTURE<text:line-break/><text:line-break/>STORY GOAL- They serve as a corrupting and levening influence on the wrold that anne of green gables comes from. They are a foil against her and someone she loves and then comes to complexly have a thing with. She is there to give anne tones of development, and also for anne to overcome. </text:p>
      <text:p text:style-name="P1"/>
      <text:p text:style-name="P1">STORY MOTIVATION – we get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Inter, sans-serif"/>
    <style:font-face style:name="Raleway" svg:font-family="Raleway,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01T11:50:57.61</meta:creation-date>
    <dc:date>2023-02-11T09:42:35.57</dc:date>
    <dc:creator>Blake Stanger</dc:creator>
    <meta:editing-duration>PT11H1M54S</meta:editing-duration>
    <meta:editing-cycles>16</meta:editing-cycles>
    <meta:generator>OpenOffice/4.1.11$Win32 OpenOffice.org_project/4111m1$Build-9808</meta:generator>
    <meta:document-statistic meta:table-count="0" meta:image-count="0" meta:object-count="0" meta:page-count="18" meta:paragraph-count="73" meta:word-count="4408" meta:character-count="25128"/>
  </office:meta>
</office:document-meta>
</file>